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>
      <style:text-properties officeooo:paragraph-rsid="000491fb"/>
    </style:style>
    <style:style style:name="P2" style:family="paragraph" style:parent-style-name="Standard">
      <style:text-properties officeooo:rsid="001bb63b" officeooo:paragraph-rsid="000491fb"/>
    </style:style>
    <style:style style:name="P3" style:family="paragraph" style:parent-style-name="Text_20_body">
      <style:text-properties officeooo:rsid="00210ab0" officeooo:paragraph-rsid="000491fb"/>
    </style:style>
    <style:style style:name="P4" style:family="paragraph" style:parent-style-name="Text_20_body">
      <style:text-properties officeooo:rsid="00225cdd" officeooo:paragraph-rsid="000491fb"/>
    </style:style>
    <style:style style:name="P5" style:family="paragraph" style:parent-style-name="Text_20_body">
      <style:text-properties officeooo:rsid="0020dbb9" officeooo:paragraph-rsid="000491fb"/>
    </style:style>
    <style:style style:name="P6" style:family="paragraph" style:parent-style-name="Heading_20_2">
      <style:text-properties officeooo:paragraph-rsid="000491fb"/>
    </style:style>
    <style:style style:name="P7" style:family="paragraph" style:parent-style-name="Heading_20_2">
      <style:text-properties officeooo:paragraph-rsid="00088969"/>
    </style:style>
    <style:style style:name="P8" style:family="paragraph" style:parent-style-name="Heading_20_3">
      <style:text-properties officeooo:rsid="001bb63b" officeooo:paragraph-rsid="000491fb"/>
    </style:style>
    <style:style style:name="P9" style:family="paragraph" style:parent-style-name="Heading_20_3">
      <style:text-properties officeooo:rsid="001bb63b" officeooo:paragraph-rsid="00088969"/>
    </style:style>
    <style:style style:name="P10" style:family="paragraph" style:parent-style-name="Heading_20_3">
      <style:text-properties officeooo:rsid="001bb63b" officeooo:paragraph-rsid="0008c9f0"/>
    </style:style>
    <style:style style:name="P11" style:family="paragraph" style:parent-style-name="Horizontal_20_Line">
      <style:text-properties officeooo:paragraph-rsid="000491fb"/>
    </style:style>
    <style:style style:name="P12" style:family="paragraph" style:parent-style-name="Horizontal_20_Line">
      <style:text-properties officeooo:paragraph-rsid="00088969"/>
    </style:style>
    <style:style style:name="P13" style:family="paragraph" style:parent-style-name="Standard">
      <style:text-properties officeooo:paragraph-rsid="0007327b"/>
    </style:style>
    <style:style style:name="P14" style:family="paragraph" style:parent-style-name="Standard">
      <style:text-properties officeooo:rsid="001bb63b" officeooo:paragraph-rsid="00088969"/>
    </style:style>
    <style:style style:name="P15" style:family="paragraph" style:parent-style-name="Standard">
      <style:text-properties officeooo:paragraph-rsid="00088969"/>
    </style:style>
    <style:style style:name="P16" style:family="paragraph" style:parent-style-name="Standard">
      <style:text-properties officeooo:rsid="00088969" officeooo:paragraph-rsid="0008c9f0"/>
    </style:style>
    <style:style style:name="P17" style:family="paragraph" style:parent-style-name="Standard">
      <style:text-properties officeooo:paragraph-rsid="000a6453"/>
    </style:style>
    <style:style style:name="P18" style:family="paragraph" style:parent-style-name="Text_20_body">
      <style:text-properties officeooo:rsid="00225cdd" officeooo:paragraph-rsid="00088969"/>
    </style:style>
    <style:style style:name="P19" style:family="paragraph" style:parent-style-name="Text_20_body">
      <style:text-properties officeooo:rsid="00088969" officeooo:paragraph-rsid="00088969"/>
    </style:style>
    <style:style style:name="T1" style:family="text">
      <style:text-properties officeooo:rsid="00252b3e"/>
    </style:style>
    <style:style style:name="T2" style:family="text">
      <style:text-properties officeooo:rsid="00256312"/>
    </style:style>
    <style:style style:name="T3" style:family="text">
      <style:text-properties officeooo:rsid="0020dbb9"/>
    </style:style>
    <style:style style:name="T4" style:family="text">
      <style:text-properties officeooo:rsid="0024bdd7"/>
    </style:style>
    <style:style style:name="T5" style:family="text">
      <style:text-properties officeooo:rsid="00067b98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weight="bold" style:font-weight-asian="bold" style:font-weight-complex="bold"/>
    </style:style>
    <style:style style:name="T8" style:family="text">
      <style:text-properties style:font-name="Liberation Serif" fo:font-weight="bold" officeooo:rsid="00225cdd" style:font-weight-asian="bold" style:font-weight-complex="bold"/>
    </style:style>
    <style:style style:name="T9" style:family="text">
      <style:text-properties style:font-name="Liberation Serif" officeooo:rsid="0007327b"/>
    </style:style>
    <style:style style:name="T10" style:family="text">
      <style:text-properties style:font-name="Liberation Serif" officeooo:rsid="00210ab0"/>
    </style:style>
    <style:style style:name="T11" style:family="text">
      <style:text-properties style:font-name="Liberation Serif" officeooo:rsid="00225cdd"/>
    </style:style>
    <style:style style:name="T12" style:family="text">
      <style:text-properties style:font-name="Liberation Serif" officeooo:rsid="00238bbc"/>
    </style:style>
    <style:style style:name="T13" style:family="text">
      <style:text-properties style:font-name="Liberation Serif" officeooo:rsid="0024bdd7"/>
    </style:style>
    <style:style style:name="T14" style:family="text">
      <style:text-properties style:font-name="Liberation Serif" officeooo:rsid="00088969"/>
    </style:style>
    <style:style style:name="T15" style:family="text">
      <style:text-properties style:font-name="Liberation Serif" officeooo:rsid="0008c9f0"/>
    </style:style>
    <style:style style:name="T16" style:family="text">
      <style:text-properties style:font-name="Liberation Serif" officeooo:rsid="000a6453"/>
    </style:style>
    <style:style style:name="T17" style:family="text">
      <style:text-properties style:font-name="Liberation Serif" officeooo:rsid="00252b3e"/>
    </style:style>
    <style:style style:name="T18" style:family="text">
      <style:text-properties style:font-name="Liberation Serif" officeooo:rsid="00256312"/>
    </style:style>
    <style:style style:name="T19" style:family="text">
      <style:text-properties officeooo:rsid="00088969"/>
    </style:style>
    <style:style style:name="T20" style:family="text">
      <style:text-properties officeooo:rsid="0008c9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er Stor<text:span text:style-name="T5">ies</text:span></text:p>
      <text:p text:style-name="Subtitle">Utilisateur</text:p>
      <text:h text:style-name="P6" text:outline-level="2">Accéder au tableau de bord</text:h>
      <text:p text:style-name="P3">En tant qu’utilisateur j’aimerais pouvoir accéder au tableau de bord afin d’avoir une vue d’ensemble de l’activité.</text:p>
      <text:h text:style-name="P8" text:outline-level="3">Critères d’acceptations</text:h>
      <text:p text:style-name="P13"><text:span text:style-name="T7">Étant donner</text:span><text:span text:style-name="T6"> que je suis </text:span><text:span text:style-name="T9">authentifié</text:span><text:span text:style-name="T6">. </text:span><text:span text:style-name="T7">Quand</text:span><text:span text:style-name="T6"> je </text:span><text:span text:style-name="T9">clique sur le lien du tableau de bord.</text:span><text:span text:style-name="T6"> </text:span><text:span text:style-name="T7">Alors</text:span><text:span text:style-name="T6">, </text:span><text:span text:style-name="T10">je suis </text:span><text:span text:style-name="T9">envoyé</text:span><text:span text:style-name="T10"> sur la page tableau de bord </text:span><text:span text:style-name="T9">et j</text:span><text:span text:style-name="T10">e vois ma liste de tache, la liste des prochains évènements, le nombre de message non lu et les derniers messages.</text:span></text:p>
      <text:p text:style-name="P1"/>
      <text:h text:style-name="P6" text:outline-level="2">Accéder à la page de discussion</text:h>
      <text:p text:style-name="P3">En tant qu’utilisateur, j’aimerais pouvoir accéder aux discussion afin de lire l’historique des messages et de pouvoir en envoyer.</text:p>
      <text:h text:style-name="P8" text:outline-level="3">Critères d’acceptations</text:h>
      <text:p text:style-name="P13"><text:span text:style-name="T7">Étant donner</text:span><text:span text:style-name="T6"> que je suis </text:span><text:span text:style-name="T9">authentifié</text:span><text:span text:style-name="T6">. </text:span><text:span text:style-name="T7">Quand</text:span><text:span text:style-name="T6"> je </text:span><text:span text:style-name="T9">clique sur le lien de </text:span><text:span text:style-name="T10">la page de discussion</text:span><text:span text:style-name="T9">.</text:span><text:span text:style-name="T6"> </text:span><text:span text:style-name="T7">Alors</text:span><text:span text:style-name="T6">, </text:span><text:span text:style-name="T10">je suis </text:span><text:span text:style-name="T9">envoyé</text:span><text:span text:style-name="T10"> sur la la page de discussion </text:span><text:span text:style-name="T9">et j</text:span><text:span text:style-name="T10">e vois </text:span><text:span text:style-name="T9">la</text:span><text:span text:style-name="T10"> </text:span><text:span text:style-name="T11">liste des discussions.</text:span></text:p>
      <text:p text:style-name="P1"/>
      <text:h text:style-name="P6" text:outline-level="2">Créer une nouvelle discussion</text:h>
      <text:p text:style-name="P4">En tant qu’utilisateur, j’aimerais pouvoir créer une nouvelle discussion afin d’envoyer un message à un contact.</text:p>
      <text:h text:style-name="P8" text:outline-level="3">Critères d’acceptations</text:h>
      <text:p text:style-name="P13"><text:span text:style-name="T7">Étant donner</text:span><text:span text:style-name="T6"> que je suis </text:span><text:span text:style-name="T10">sur la la page de discussion</text:span><text:span text:style-name="T6">. </text:span><text:span text:style-name="T7">Quand</text:span><text:span text:style-name="T6"> je </text:span><text:span text:style-name="T9">clique sur </text:span><text:span text:style-name="T11">bouton de nouvelle discussion</text:span><text:span text:style-name="T9">.</text:span><text:span text:style-name="T6"> </text:span><text:span text:style-name="T7">Alors</text:span><text:span text:style-name="T6">, </text:span><text:span text:style-name="T11">la liste de mes contacts s’ouvre </text:span><text:span text:style-name="T9">et</text:span><text:span text:style-name="T11"> je </text:span><text:span text:style-name="T9">peux </text:span><text:span text:style-name="T11">sélectionne</text:span><text:span text:style-name="T9">r</text:span><text:span text:style-name="T11"> un contact pour </text:span><text:span text:style-name="T12">créer une nouvelle discussion</text:span><text:span text:style-name="T11">.</text:span></text:p>
      <text:p text:style-name="Horizontal_20_Line"/>
      <text:h text:style-name="P7" text:outline-level="2"><text:span text:style-name="T19">Supprimer une</text:span> discussion</text:h>
      <text:p text:style-name="P18">En tant qu’utilisateur, j’aimerais pouvoir <text:span text:style-name="T19">supprimer une</text:span> discussion <text:span text:style-name="T19">afin de faire de la place</text:span>.</text:p>
      <text:h text:style-name="P9" text:outline-level="3">Critères d’acceptations</text:h>
      <text:p text:style-name="P15"><text:span text:style-name="T8">Étant donner</text:span><text:span text:style-name="T11"> que je suis </text:span><text:span text:style-name="T10">sur la la page de discussion</text:span><text:span text:style-name="T11">. </text:span><text:span text:style-name="T8">Quand</text:span><text:span text:style-name="T11"> je </text:span><text:span text:style-name="T9">clique sur </text:span><text:span text:style-name="T11">bouton de </text:span><text:span text:style-name="T14">suppression de </text:span><text:span text:style-name="T11">discussion</text:span><text:span text:style-name="T9">.</text:span><text:span text:style-name="T11"> </text:span><text:span text:style-name="T8">Alors</text:span><text:span text:style-name="T11">, </text:span><text:span text:style-name="T14">la discussion est supprimée.</text:span></text:p>
      <text:p text:style-name="P1"/>
      <text:h text:style-name="Heading_20_1" text:outline-level="1"><text:soft-page-break/>Sélectionner une discussion</text:h>
      <text:p text:style-name="P19">En tant qu’utilisateur, j’aimerais pouvoir sélectionner une discussion, <text:span text:style-name="T20">afin de la consulter ou de la poursuivre.</text:span></text:p>
      <text:h text:style-name="P10" text:outline-level="3">Critères d’acceptations</text:h>
      <text:p text:style-name="P16"><text:span text:style-name="T8">Étant donner</text:span><text:span text:style-name="T11"> que je suis </text:span><text:span text:style-name="T10">sur la la page de discussion</text:span><text:span text:style-name="T11">. </text:span><text:span text:style-name="T8">Quand</text:span><text:span text:style-name="T11"> je </text:span><text:span text:style-name="T9">clique sur </text:span><text:span text:style-name="T15">une</text:span><text:span text:style-name="T6"> </text:span><text:span text:style-name="T11">discussion</text:span><text:span text:style-name="T9">.</text:span><text:span text:style-name="T11"> </text:span><text:span text:style-name="T8">Alors</text:span><text:span text:style-name="T11">, </text:span><text:span text:style-name="T6">la discussion </text:span><text:span text:style-name="T15">est sélectionnée et je peux la consulter ou la poursuivre</text:span><text:span text:style-name="T6">.</text:span></text:p>
      <text:p text:style-name="Horizontal_20_Line"/>
      <text:h text:style-name="P6" text:outline-level="2"><text:span text:style-name="T3">A</text:span>jouter un contact</text:h>
      <text:p text:style-name="P2">En tant qu’utilisateur, j’aimerais pouvoir ajouter un contact, afin de <text:span text:style-name="T4">pouvoir démarrer une discussion</text:span>.</text:p>
      <text:h text:style-name="P8" text:outline-level="3">Critères d’acceptations</text:h>
      <text:p text:style-name="P13"><text:span text:style-name="T7">Étant donner</text:span><text:span text:style-name="T6"> que je suis </text:span><text:span text:style-name="T13">dans ma liste de contact</text:span><text:span text:style-name="T6">. </text:span><text:span text:style-name="T7">Quand</text:span><text:span text:style-name="T6"> je </text:span><text:span text:style-name="T9">saisi un nom dans le champ de recherche et que je clique </text:span><text:span text:style-name="T14">sur le bouton d’ajout de contact</text:span><text:span text:style-name="T9">.</text:span><text:span text:style-name="T6"> </text:span><text:span text:style-name="T7">Alors</text:span><text:span text:style-name="T6">, </text:span><text:span text:style-name="T14">le contact est ajouté à ma liste</text:span><text:span text:style-name="T11">.</text:span></text:p>
      <text:p text:style-name="Horizontal_20_Line"/>
      <text:h text:style-name="P7" text:outline-level="2"><text:span text:style-name="T19">Supprimer</text:span> un contact</text:h>
      <text:p text:style-name="P14">En tant qu’utilisateur, j’aimerais pouvoir <text:span text:style-name="T19">supprimer</text:span> un contact.</text:p>
      <text:h text:style-name="P9" text:outline-level="3">Critères d’acceptations</text:h>
      <text:p text:style-name="P15"><text:span text:style-name="T7">Étant donner</text:span><text:span text:style-name="T6"> que je suis </text:span><text:span text:style-name="T13">dans ma liste de contact</text:span><text:span text:style-name="T6">. </text:span><text:span text:style-name="T7">Quand</text:span><text:span text:style-name="T6"> </text:span><text:span text:style-name="T14">je clique sur le bouton de suppression de contact</text:span><text:span text:style-name="T9">.</text:span><text:span text:style-name="T6"> </text:span><text:span text:style-name="T7">Alors</text:span><text:span text:style-name="T6">, </text:span><text:span text:style-name="T14">le contact est supprimé de ma liste</text:span><text:span text:style-name="T11">.</text:span></text:p>
      <text:p text:style-name="P12"/>
      <text:h text:style-name="P6" text:outline-level="2">Envoyer un message</text:h>
      <text:p text:style-name="P5">En tant qu’utilisateur, j’aimerais pouvoir envoyer un message, <text:span text:style-name="T4">affin de communiquer avec un contact.</text:span></text:p>
      <text:h text:style-name="P8" text:outline-level="3">Critères d’acceptations</text:h>
      <text:p text:style-name="P17"><text:span text:style-name="T7">Étant donner</text:span><text:span text:style-name="T6"> que je suis </text:span><text:span text:style-name="T13">dans la fenêtre de discussion</text:span><text:span text:style-name="T6">. </text:span><text:span text:style-name="T7">Quand</text:span><text:span text:style-name="T6"> </text:span><text:span text:style-name="T14">je </text:span><text:span text:style-name="T16">saisi mon message et que je clique pour l’envoyer</text:span><text:span text:style-name="T9">.</text:span><text:span text:style-name="T6"> </text:span><text:span text:style-name="T7">Alors</text:span><text:span text:style-name="T6">, </text:span><text:span text:style-name="T14">le </text:span><text:span text:style-name="T16">message est envoyé et il apparaît dans la fenêtre de discussion</text:span><text:span text:style-name="T11">.</text:span></text:p>
      <text:p text:style-name="P1"/>
      <text:h text:style-name="P6" text:outline-level="2">Accéder <text:span text:style-name="T1">au calendrier</text:span></text:h>
      <text:p text:style-name="P3">En tant qu’utilisateur, j’aimerais pouvoir accéder <text:span text:style-name="T1">au calendrier</text:span>.</text:p>
      <text:h text:style-name="P8" text:outline-level="3">Critères d’acceptations</text:h>
      <text:p text:style-name="P17"><text:span text:style-name="T7">Étant donner</text:span><text:span text:style-name="T6"> que je suis </text:span><text:span text:style-name="T9">authentifié</text:span><text:span text:style-name="T6">. </text:span><text:span text:style-name="T7">Quand</text:span><text:span text:style-name="T6"> je </text:span><text:span text:style-name="T9">clique sur le lien du </text:span><text:span text:style-name="T17">calendrier</text:span><text:span text:style-name="T9">.</text:span><text:span text:style-name="T6"> </text:span><text:span text:style-name="T7">Alors</text:span><text:span text:style-name="T6">, </text:span><text:span text:style-name="T10">je suis </text:span><text:span text:style-name="T9">envoyé</text:span><text:span text:style-name="T10"> sur la page </text:span><text:span text:style-name="T16">du </text:span><text:span text:style-name="T17">calendrier</text:span><text:span text:style-name="T10"> </text:span><text:span text:style-name="T9">et</text:span><text:span text:style-name="T10"> </text:span><text:span text:style-name="T17">je vois mes rendez vous et les </text:span><text:span text:style-name="T18">é</text:span><text:span text:style-name="T17">v</text:span><text:span text:style-name="T18">è</text:span><text:span text:style-name="T17">nements</text:span><text:span text:style-name="T10">.</text:span></text:p>
      <text:p text:style-name="Horizontal_20_Line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5M56S</meta:editing-duration>
    <meta:editing-cycles>4</meta:editing-cycles>
    <meta:generator>LibreOffice/7.1.8.1$Windows_X86_64 LibreOffice_project/e1f30c802c3269a1d052614453f260e49458c82c</meta:generator>
    <dc:date>2022-02-25T16:24:16.590000000</dc:date>
    <meta:document-statistic meta:table-count="0" meta:image-count="0" meta:object-count="0" meta:page-count="2" meta:paragraph-count="38" meta:word-count="486" meta:character-count="3012" meta:non-whitespace-character-count="2564"/>
  </office:meta>
</office:document-meta>
</file>